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44.47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37.66mm"/>
    </style:style>
    <style:style style:name="co11" style:family="table-column">
      <style:table-column-properties fo:break-before="auto" style:column-width="37.92mm"/>
    </style:style>
    <style:style style:name="co12" style:family="table-column">
      <style:table-column-properties fo:break-before="auto" style:column-width="50.18mm"/>
    </style:style>
    <style:style style:name="co13" style:family="table-column">
      <style:table-column-properties fo:break-before="auto" style:column-width="45.01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43.66mm"/>
    </style:style>
    <style:style style:name="co16" style:family="table-column">
      <style:table-column-properties fo:break-before="auto" style:column-width="39.85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33.57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33.85mm"/>
    </style:style>
    <style:style style:name="co21" style:family="table-column">
      <style:table-column-properties fo:break-before="auto" style:column-width="42.3mm"/>
    </style:style>
    <style:style style:name="co22" style:family="table-column">
      <style:table-column-properties fo:break-before="auto" style:column-width="42.83mm"/>
    </style:style>
    <style:style style:name="co23" style:family="table-column">
      <style:table-column-properties fo:break-before="auto" style:column-width="36.02mm"/>
    </style:style>
    <style:style style:name="co24" style:family="table-column">
      <style:table-column-properties fo:break-before="auto" style:column-width="43.11mm"/>
    </style:style>
    <style:style style:name="co25" style:family="table-column">
      <style:table-column-properties fo:break-before="auto" style:column-width="51.28mm"/>
    </style:style>
    <style:style style:name="co26" style:family="table-column">
      <style:table-column-properties fo:break-before="auto" style:column-width="53.18mm"/>
    </style:style>
    <style:style style:name="co27" style:family="table-column">
      <style:table-column-properties fo:break-before="auto" style:column-width="32.21mm"/>
    </style:style>
    <style:style style:name="co28" style:family="table-column">
      <style:table-column-properties fo:break-before="auto" style:column-width="34.94mm"/>
    </style:style>
    <style:style style:name="co29" style:family="table-column">
      <style:table-column-properties fo:break-before="auto" style:column-width="37.39mm"/>
    </style:style>
    <style:style style:name="co30" style:family="table-column">
      <style:table-column-properties fo:break-before="auto" style:column-width="36.85mm"/>
    </style:style>
    <style:style style:name="co31" style:family="table-column">
      <style:table-column-properties fo:break-before="auto" style:column-width="36.57mm"/>
    </style:style>
    <style:style style:name="co32" style:family="table-column">
      <style:table-column-properties fo:break-before="auto" style:column-width="39.56mm"/>
    </style:style>
    <style:style style:name="co33" style:family="table-column">
      <style:table-column-properties fo:break-before="auto" style:column-width="40.92mm"/>
    </style:style>
    <style:style style:name="co34" style:family="table-column">
      <style:table-column-properties fo:break-before="auto" style:column-width="38.21mm"/>
    </style:style>
    <style:style style:name="co35" style:family="table-column">
      <style:table-column-properties fo:break-before="auto" style:column-width="35.75mm"/>
    </style:style>
    <style:style style:name="co36" style:family="table-column">
      <style:table-column-properties fo:break-before="auto" style:column-width="34.4mm"/>
    </style:style>
    <style:style style:name="co37" style:family="table-column">
      <style:table-column-properties fo:break-before="auto" style:column-width="44.73mm"/>
    </style:style>
    <style:style style:name="co38" style:family="table-column">
      <style:table-column-properties fo:break-before="auto" style:column-width="40.38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7.11mm"/>
    </style:style>
    <style:style style:name="co42" style:family="table-column">
      <style:table-column-properties fo:break-before="auto" style:column-width="34.11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variance_demand_weekday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8" table:default-cell-style-name="Default"/>
        <table:table-column table:style-name="co6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default-cell-style-name="Default"/>
        <table:table-row table:style-name="ro1">
          <table:table-cell table:style-name="Default"/>
          <table:table-cell office:value-type="string" calcext:value-type="string">
            <text:p>Countdown Airport</text:p>
          </table:table-cell>
          <table:table-cell office:value-type="string" calcext:value-type="string">
            <text:p>Countdown Auckland City</text:p>
          </table:table-cell>
          <table:table-cell office:value-type="string" calcext:value-type="string">
            <text:p>Countdown Aviemore Drive</text:p>
          </table:table-cell>
          <table:table-cell office:value-type="string" calcext:value-type="string">
            <text:p>Countdown Birkenhead</text:p>
          </table:table-cell>
          <table:table-cell office:value-type="string" calcext:value-type="string">
            <text:p>Countdown Blockhouse Bay</text:p>
          </table:table-cell>
          <table:table-cell office:value-type="string" calcext:value-type="string">
            <text:p>Countdown Botany Downs</text:p>
          </table:table-cell>
          <table:table-cell office:value-type="string" calcext:value-type="string">
            <text:p>Countdown Browns Bay</text:p>
          </table:table-cell>
          <table:table-cell office:value-type="string" calcext:value-type="string">
            <text:p>Countdown Glenfield</text:p>
          </table:table-cell>
          <table:table-cell office:value-type="string" calcext:value-type="string">
            <text:p>Countdown Greenlane</text:p>
          </table:table-cell>
          <table:table-cell office:value-type="string" calcext:value-type="string">
            <text:p>Countdown Grey Lynn</text:p>
          </table:table-cell>
          <table:table-cell office:value-type="string" calcext:value-type="string">
            <text:p>Countdown Grey Lynn Central</text:p>
          </table:table-cell>
          <table:table-cell office:value-type="string" calcext:value-type="string">
            <text:p>Countdown Hauraki Corner</text:p>
          </table:table-cell>
          <table:table-cell office:value-type="string" calcext:value-type="string">
            <text:p>Countdown Henderson</text:p>
          </table:table-cell>
          <table:table-cell office:value-type="string" calcext:value-type="string">
            <text:p>Countdown Highland Park</text:p>
          </table:table-cell>
          <table:table-cell office:value-type="string" calcext:value-type="string">
            <text:p>Countdown Hobsonville</text:p>
          </table:table-cell>
          <table:table-cell office:value-type="string" calcext:value-type="string">
            <text:p>Countdown Howick</text:p>
          </table:table-cell>
          <table:table-cell office:value-type="string" calcext:value-type="string">
            <text:p>Countdown Kelston</text:p>
          </table:table-cell>
          <table:table-cell office:value-type="string" calcext:value-type="string">
            <text:p>Countdown Lincoln Road</text:p>
          </table:table-cell>
          <table:table-cell office:value-type="string" calcext:value-type="string">
            <text:p>Countdown Lynfield</text:p>
          </table:table-cell>
          <table:table-cell office:value-type="string" calcext:value-type="string">
            <text:p>Countdown Lynmall</text:p>
          </table:table-cell>
          <table:table-cell office:value-type="string" calcext:value-type="string">
            <text:p>Countdown Mairangi Bay</text:p>
          </table:table-cell>
          <table:table-cell office:value-type="string" calcext:value-type="string">
            <text:p>Countdown Mangere East</text:p>
          </table:table-cell>
          <table:table-cell office:value-type="string" calcext:value-type="string">
            <text:p>Countdown Mangere Mall</text:p>
          </table:table-cell>
          <table:table-cell office:value-type="string" calcext:value-type="string">
            <text:p>Countdown Manukau</text:p>
          </table:table-cell>
          <table:table-cell office:value-type="string" calcext:value-type="string">
            <text:p>Countdown Manukau Mall</text:p>
          </table:table-cell>
          <table:table-cell office:value-type="string" calcext:value-type="string">
            <text:p>Countdown Manurewa</text:p>
          </table:table-cell>
          <table:table-cell office:value-type="string" calcext:value-type="string">
            <text:p>Countdown Meadowbank</text:p>
          </table:table-cell>
          <table:table-cell office:value-type="string" calcext:value-type="string">
            <text:p>Countdown Meadowlands</text:p>
          </table:table-cell>
          <table:table-cell office:value-type="string" calcext:value-type="string">
            <text:p>Countdown Metro Albert Street</text:p>
          </table:table-cell>
          <table:table-cell office:value-type="string" calcext:value-type="string">
            <text:p>Countdown Metro Halsey Street</text:p>
          </table:table-cell>
          <table:table-cell office:value-type="string" calcext:value-type="string">
            <text:p>Countdown Milford</text:p>
          </table:table-cell>
          <table:table-cell office:value-type="string" calcext:value-type="string">
            <text:p>Countdown Mt Eden</text:p>
          </table:table-cell>
          <table:table-cell office:value-type="string" calcext:value-type="string">
            <text:p>Countdown Mt Roskill</text:p>
          </table:table-cell>
          <table:table-cell office:value-type="string" calcext:value-type="string">
            <text:p>Countdown Mt Wellington</text:p>
          </table:table-cell>
          <table:table-cell office:value-type="string" calcext:value-type="string">
            <text:p>Countdown Newmarket</text:p>
          </table:table-cell>
          <table:table-cell office:value-type="string" calcext:value-type="string">
            <text:p>Countdown Northcote</text:p>
          </table:table-cell>
          <table:table-cell office:value-type="string" calcext:value-type="string">
            <text:p>Countdown Northwest</text:p>
          </table:table-cell>
          <table:table-cell office:value-type="string" calcext:value-type="string">
            <text:p>Countdown Onehunga</text:p>
          </table:table-cell>
          <table:table-cell office:value-type="string" calcext:value-type="string">
            <text:p>Countdown Pakuranga</text:p>
          </table:table-cell>
          <table:table-cell office:value-type="string" calcext:value-type="string">
            <text:p>Countdown Papakura</text:p>
          </table:table-cell>
          <table:table-cell office:value-type="string" calcext:value-type="string">
            <text:p>Countdown Papatoetoe</text:p>
          </table:table-cell>
          <table:table-cell office:value-type="string" calcext:value-type="string">
            <text:p>Countdown Ponsonby</text:p>
          </table:table-cell>
          <table:table-cell office:value-type="string" calcext:value-type="string">
            <text:p>Countdown Pt Chevalier</text:p>
          </table:table-cell>
          <table:table-cell office:value-type="string" calcext:value-type="string">
            <text:p>Countdown Roselands</text:p>
          </table:table-cell>
          <table:table-cell office:value-type="string" calcext:value-type="string">
            <text:p>Countdown St Johns</text:p>
          </table:table-cell>
          <table:table-cell office:value-type="string" calcext:value-type="string">
            <text:p>Countdown St Lukes</text:p>
          </table:table-cell>
          <table:table-cell office:value-type="string" calcext:value-type="string">
            <text:p>Countdown Sunnynook</text:p>
          </table:table-cell>
          <table:table-cell office:value-type="string" calcext:value-type="string">
            <text:p>Countdown Sylvia Park</text:p>
          </table:table-cell>
          <table:table-cell office:value-type="string" calcext:value-type="string">
            <text:p>Countdown Takanini</text:p>
          </table:table-cell>
          <table:table-cell office:value-type="string" calcext:value-type="string">
            <text:p>Countdown Takapuna</text:p>
          </table:table-cell>
          <table:table-cell office:value-type="string" calcext:value-type="string">
            <text:p>Countdown Te Atatu</text:p>
          </table:table-cell>
          <table:table-cell office:value-type="string" calcext:value-type="string">
            <text:p>Countdown Te Atatu South</text:p>
          </table:table-cell>
          <table:table-cell office:value-type="string" calcext:value-type="string">
            <text:p>Countdown Three Kings</text:p>
          </table:table-cell>
          <table:table-cell office:value-type="string" calcext:value-type="string">
            <text:p>Countdown Victoria Street West</text:p>
          </table:table-cell>
          <table:table-cell office:value-type="string" calcext:value-type="string">
            <text:p>Countdown Westgate</text:p>
          </table:table-cell>
          <table:table-cell office:value-type="string" calcext:value-type="string">
            <text:p>FreshChoice Glen Eden</text:p>
          </table:table-cell>
          <table:table-cell office:value-type="string" calcext:value-type="string">
            <text:p>FreshChoice Half Moon Bay</text:p>
          </table:table-cell>
          <table:table-cell office:value-type="string" calcext:value-type="string">
            <text:p>FreshChoice Mangere Bridge</text:p>
          </table:table-cell>
          <table:table-cell office:value-type="string" calcext:value-type="string">
            <text:p>FreshChoice Otahuhu</text:p>
          </table:table-cell>
          <table:table-cell office:value-type="string" calcext:value-type="string">
            <text:p>FreshChoice Ranui</text:p>
          </table:table-cell>
          <table:table-cell office:value-type="string" calcext:value-type="string">
            <text:p>SuperValue Avondale</text:p>
          </table:table-cell>
          <table:table-cell office:value-type="string" calcext:value-type="string">
            <text:p>SuperValue Flatbush</text:p>
          </table:table-cell>
          <table:table-cell office:value-type="string" calcext:value-type="string">
            <text:p>SuperValue Palomino</text:p>
          </table:table-cell>
          <table:table-cell office:value-type="string" calcext:value-type="string">
            <text:p>SuperValue Papakura</text:p>
          </table:table-cell>
          <table:table-cell office:value-type="string" calcext:value-type="string">
            <text:p>SuperValue Titirangi</text:p>
          </table:table-cell>
          <table:table-cell office:value-type="string" calcext:value-type="string">
            <text:p>Weekday</text:p>
          </table:table-cell>
        </table:table-row>
        <table:table-row table:style-name="ro1">
          <table:table-cell office:value-type="string" calcext:value-type="string">
            <text:p>14/06/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15/06/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16/06/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17/06/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18/06/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21/06/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22/06/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23/06/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24/06/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25/06/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28/06/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29/06/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30/06/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1/07/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4/07/2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5/07/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6/07/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7/07/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9/07/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ekday_variance</text:p>
          </table:table-cell>
        </table:table-row>
        <table:table-row table:style-name="ro1">
          <table:table-cell office:value-type="string" calcext:value-type="string">
            <text:p>10/07/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eekday_variance</text:p>
          </table:table-cell>
        </table:table-row>
      </table:table>
      <table:table table:name="variance_demand_weekend" table:style-name="ta1">
        <table:table-column table:style-name="co43" table:default-cell-style-name="ce1"/>
        <table:table-column table:style-name="co43" table:number-columns-repeated="66" table:default-cell-style-name="Default"/>
        <table:table-row table:style-name="ro1">
          <table:table-cell table:style-name="Default"/>
          <table:table-cell office:value-type="string" calcext:value-type="string">
            <text:p>Countdown Airport</text:p>
          </table:table-cell>
          <table:table-cell office:value-type="string" calcext:value-type="string">
            <text:p>Countdown Auckland City</text:p>
          </table:table-cell>
          <table:table-cell office:value-type="string" calcext:value-type="string">
            <text:p>Countdown Aviemore Drive</text:p>
          </table:table-cell>
          <table:table-cell office:value-type="string" calcext:value-type="string">
            <text:p>Countdown Birkenhead</text:p>
          </table:table-cell>
          <table:table-cell office:value-type="string" calcext:value-type="string">
            <text:p>Countdown Blockhouse Bay</text:p>
          </table:table-cell>
          <table:table-cell office:value-type="string" calcext:value-type="string">
            <text:p>Countdown Botany Downs</text:p>
          </table:table-cell>
          <table:table-cell office:value-type="string" calcext:value-type="string">
            <text:p>Countdown Browns Bay</text:p>
          </table:table-cell>
          <table:table-cell office:value-type="string" calcext:value-type="string">
            <text:p>Countdown Glenfield</text:p>
          </table:table-cell>
          <table:table-cell office:value-type="string" calcext:value-type="string">
            <text:p>Countdown Greenlane</text:p>
          </table:table-cell>
          <table:table-cell office:value-type="string" calcext:value-type="string">
            <text:p>Countdown Grey Lynn</text:p>
          </table:table-cell>
          <table:table-cell office:value-type="string" calcext:value-type="string">
            <text:p>Countdown Grey Lynn Central</text:p>
          </table:table-cell>
          <table:table-cell office:value-type="string" calcext:value-type="string">
            <text:p>Countdown Hauraki Corner</text:p>
          </table:table-cell>
          <table:table-cell office:value-type="string" calcext:value-type="string">
            <text:p>Countdown Henderson</text:p>
          </table:table-cell>
          <table:table-cell office:value-type="string" calcext:value-type="string">
            <text:p>Countdown Highland Park</text:p>
          </table:table-cell>
          <table:table-cell office:value-type="string" calcext:value-type="string">
            <text:p>Countdown Hobsonville</text:p>
          </table:table-cell>
          <table:table-cell office:value-type="string" calcext:value-type="string">
            <text:p>Countdown Howick</text:p>
          </table:table-cell>
          <table:table-cell office:value-type="string" calcext:value-type="string">
            <text:p>Countdown Kelston</text:p>
          </table:table-cell>
          <table:table-cell office:value-type="string" calcext:value-type="string">
            <text:p>Countdown Lincoln Road</text:p>
          </table:table-cell>
          <table:table-cell office:value-type="string" calcext:value-type="string">
            <text:p>Countdown Lynfield</text:p>
          </table:table-cell>
          <table:table-cell office:value-type="string" calcext:value-type="string">
            <text:p>Countdown Lynmall</text:p>
          </table:table-cell>
          <table:table-cell office:value-type="string" calcext:value-type="string">
            <text:p>Countdown Mairangi Bay</text:p>
          </table:table-cell>
          <table:table-cell office:value-type="string" calcext:value-type="string">
            <text:p>Countdown Mangere East</text:p>
          </table:table-cell>
          <table:table-cell office:value-type="string" calcext:value-type="string">
            <text:p>Countdown Mangere Mall</text:p>
          </table:table-cell>
          <table:table-cell office:value-type="string" calcext:value-type="string">
            <text:p>Countdown Manukau</text:p>
          </table:table-cell>
          <table:table-cell office:value-type="string" calcext:value-type="string">
            <text:p>Countdown Manukau Mall</text:p>
          </table:table-cell>
          <table:table-cell office:value-type="string" calcext:value-type="string">
            <text:p>Countdown Manurewa</text:p>
          </table:table-cell>
          <table:table-cell office:value-type="string" calcext:value-type="string">
            <text:p>Countdown Meadowbank</text:p>
          </table:table-cell>
          <table:table-cell office:value-type="string" calcext:value-type="string">
            <text:p>Countdown Meadowlands</text:p>
          </table:table-cell>
          <table:table-cell office:value-type="string" calcext:value-type="string">
            <text:p>Countdown Metro Albert Street</text:p>
          </table:table-cell>
          <table:table-cell office:value-type="string" calcext:value-type="string">
            <text:p>Countdown Metro Halsey Street</text:p>
          </table:table-cell>
          <table:table-cell office:value-type="string" calcext:value-type="string">
            <text:p>Countdown Milford</text:p>
          </table:table-cell>
          <table:table-cell office:value-type="string" calcext:value-type="string">
            <text:p>Countdown Mt Eden</text:p>
          </table:table-cell>
          <table:table-cell office:value-type="string" calcext:value-type="string">
            <text:p>Countdown Mt Roskill</text:p>
          </table:table-cell>
          <table:table-cell office:value-type="string" calcext:value-type="string">
            <text:p>Countdown Mt Wellington</text:p>
          </table:table-cell>
          <table:table-cell office:value-type="string" calcext:value-type="string">
            <text:p>Countdown Newmarket</text:p>
          </table:table-cell>
          <table:table-cell office:value-type="string" calcext:value-type="string">
            <text:p>Countdown Northcote</text:p>
          </table:table-cell>
          <table:table-cell office:value-type="string" calcext:value-type="string">
            <text:p>Countdown Northwest</text:p>
          </table:table-cell>
          <table:table-cell office:value-type="string" calcext:value-type="string">
            <text:p>Countdown Onehunga</text:p>
          </table:table-cell>
          <table:table-cell office:value-type="string" calcext:value-type="string">
            <text:p>Countdown Pakuranga</text:p>
          </table:table-cell>
          <table:table-cell office:value-type="string" calcext:value-type="string">
            <text:p>Countdown Papakura</text:p>
          </table:table-cell>
          <table:table-cell office:value-type="string" calcext:value-type="string">
            <text:p>Countdown Papatoetoe</text:p>
          </table:table-cell>
          <table:table-cell office:value-type="string" calcext:value-type="string">
            <text:p>Countdown Ponsonby</text:p>
          </table:table-cell>
          <table:table-cell office:value-type="string" calcext:value-type="string">
            <text:p>Countdown Pt Chevalier</text:p>
          </table:table-cell>
          <table:table-cell office:value-type="string" calcext:value-type="string">
            <text:p>Countdown Roselands</text:p>
          </table:table-cell>
          <table:table-cell office:value-type="string" calcext:value-type="string">
            <text:p>Countdown St Johns</text:p>
          </table:table-cell>
          <table:table-cell office:value-type="string" calcext:value-type="string">
            <text:p>Countdown St Lukes</text:p>
          </table:table-cell>
          <table:table-cell office:value-type="string" calcext:value-type="string">
            <text:p>Countdown Sunnynook</text:p>
          </table:table-cell>
          <table:table-cell office:value-type="string" calcext:value-type="string">
            <text:p>Countdown Sylvia Park</text:p>
          </table:table-cell>
          <table:table-cell office:value-type="string" calcext:value-type="string">
            <text:p>Countdown Takanini</text:p>
          </table:table-cell>
          <table:table-cell office:value-type="string" calcext:value-type="string">
            <text:p>Countdown Takapuna</text:p>
          </table:table-cell>
          <table:table-cell office:value-type="string" calcext:value-type="string">
            <text:p>Countdown Te Atatu</text:p>
          </table:table-cell>
          <table:table-cell office:value-type="string" calcext:value-type="string">
            <text:p>Countdown Te Atatu South</text:p>
          </table:table-cell>
          <table:table-cell office:value-type="string" calcext:value-type="string">
            <text:p>Countdown Three Kings</text:p>
          </table:table-cell>
          <table:table-cell office:value-type="string" calcext:value-type="string">
            <text:p>Countdown Victoria Street West</text:p>
          </table:table-cell>
          <table:table-cell office:value-type="string" calcext:value-type="string">
            <text:p>Countdown Westgate</text:p>
          </table:table-cell>
          <table:table-cell office:value-type="string" calcext:value-type="string">
            <text:p>FreshChoice Glen Eden</text:p>
          </table:table-cell>
          <table:table-cell office:value-type="string" calcext:value-type="string">
            <text:p>FreshChoice Half Moon Bay</text:p>
          </table:table-cell>
          <table:table-cell office:value-type="string" calcext:value-type="string">
            <text:p>FreshChoice Mangere Bridge</text:p>
          </table:table-cell>
          <table:table-cell office:value-type="string" calcext:value-type="string">
            <text:p>FreshChoice Otahuhu</text:p>
          </table:table-cell>
          <table:table-cell office:value-type="string" calcext:value-type="string">
            <text:p>FreshChoice Ranui</text:p>
          </table:table-cell>
          <table:table-cell office:value-type="string" calcext:value-type="string">
            <text:p>SuperValue Avondale</text:p>
          </table:table-cell>
          <table:table-cell office:value-type="string" calcext:value-type="string">
            <text:p>SuperValue Flatbush</text:p>
          </table:table-cell>
          <table:table-cell office:value-type="string" calcext:value-type="string">
            <text:p>SuperValue Palomino</text:p>
          </table:table-cell>
          <table:table-cell office:value-type="string" calcext:value-type="string">
            <text:p>SuperValue Papakura</text:p>
          </table:table-cell>
          <table:table-cell office:value-type="string" calcext:value-type="string">
            <text:p>SuperValue Titirangi</text:p>
          </table:table-cell>
          <table:table-cell office:value-type="string" calcext:value-type="string">
            <text:p>Weekday</text:p>
          </table:table-cell>
        </table:table-row>
        <table:table-row table:style-name="ro1">
          <table:table-cell office:value-type="string" calcext:value-type="string">
            <text:p>19/06/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eekend_variance</text:p>
          </table:table-cell>
        </table:table-row>
        <table:table-row table:style-name="ro1">
          <table:table-cell office:value-type="string" calcext:value-type="string">
            <text:p>20/06/2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string" calcext:value-type="string">
            <text:p>Weekend_variance</text:p>
          </table:table-cell>
        </table:table-row>
        <table:table-row table:style-name="ro1">
          <table:table-cell office:value-type="string" calcext:value-type="string">
            <text:p>26/06/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eekend_variance</text:p>
          </table:table-cell>
        </table:table-row>
        <table:table-row table:style-name="ro1">
          <table:table-cell office:value-type="string" calcext:value-type="string">
            <text:p>27/06/2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string" calcext:value-type="string">
            <text:p>Weekend_variance</text:p>
          </table:table-cell>
        </table:table-row>
        <table:table-row table:style-name="ro1">
          <table:table-cell office:value-type="string" calcext:value-type="string">
            <text:p>2/07/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end_variance</text:p>
          </table:table-cell>
        </table:table-row>
        <table:table-row table:style-name="ro1">
          <table:table-cell office:value-type="string" calcext:value-type="string">
            <text:p>3/07/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eekend_variance</text:p>
          </table:table-cell>
        </table:table-row>
        <table:table-row table:style-name="ro1">
          <table:table-cell office:value-type="string" calcext:value-type="string">
            <text:p>8/07/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ekend_variance</text:p>
          </table:table-cell>
        </table:table-row>
        <table:table-row table:style-name="ro1">
          <table:table-cell office:value-type="string" calcext:value-type="string">
            <text:p>11/07/2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string" calcext:value-type="string">
            <text:p>Weekend_variance</text:p>
          </table:table-cell>
        </table:table-row>
      </table:table>
      <table:table table:name="Sheet3" table:style-name="ta1">
        <table:table-column table:style-name="co26" table:default-cell-style-name="Default"/>
        <table:table-column table:style-name="co43" table:number-columns-repeated="22" table:default-cell-style-name="Default"/>
        <table:table-column table:style-name="co43" table:default-cell-style-name="ce3"/>
        <table:table-row table:style-name="ro1">
          <table:table-cell/>
          <table:table-cell table:style-name="ce1" office:value-type="string" calcext:value-type="string">
            <text:p>14/06/21</text:p>
          </table:table-cell>
          <table:table-cell table:style-name="ce1" office:value-type="string" calcext:value-type="string">
            <text:p>15/06/21</text:p>
          </table:table-cell>
          <table:table-cell table:style-name="ce1" office:value-type="string" calcext:value-type="string">
            <text:p>16/06/21</text:p>
          </table:table-cell>
          <table:table-cell table:style-name="ce1" office:value-type="string" calcext:value-type="string">
            <text:p>17/06/21</text:p>
          </table:table-cell>
          <table:table-cell table:style-name="ce1" office:value-type="string" calcext:value-type="string">
            <text:p>18/06/21</text:p>
          </table:table-cell>
          <table:table-cell table:style-name="ce1" office:value-type="string" calcext:value-type="string">
            <text:p>21/06/21</text:p>
          </table:table-cell>
          <table:table-cell table:style-name="ce1" office:value-type="string" calcext:value-type="string">
            <text:p>22/06/21</text:p>
          </table:table-cell>
          <table:table-cell table:style-name="ce1" office:value-type="string" calcext:value-type="string">
            <text:p>23/06/21</text:p>
          </table:table-cell>
          <table:table-cell table:style-name="ce1" office:value-type="string" calcext:value-type="string">
            <text:p>24/06/21</text:p>
          </table:table-cell>
          <table:table-cell table:style-name="ce1" office:value-type="string" calcext:value-type="string">
            <text:p>25/06/21</text:p>
          </table:table-cell>
          <table:table-cell table:style-name="ce1" office:value-type="string" calcext:value-type="string">
            <text:p>28/06/21</text:p>
          </table:table-cell>
          <table:table-cell table:style-name="ce1" office:value-type="string" calcext:value-type="string">
            <text:p>29/06/21</text:p>
          </table:table-cell>
          <table:table-cell table:style-name="ce1" office:value-type="string" calcext:value-type="string">
            <text:p>30/06/21</text:p>
          </table:table-cell>
          <table:table-cell table:style-name="ce1" office:value-type="string" calcext:value-type="string">
            <text:p>1/07/21</text:p>
          </table:table-cell>
          <table:table-cell table:style-name="ce1" office:value-type="string" calcext:value-type="string">
            <text:p>4/07/21</text:p>
          </table:table-cell>
          <table:table-cell table:style-name="ce1" office:value-type="string" calcext:value-type="string">
            <text:p>5/07/21</text:p>
          </table:table-cell>
          <table:table-cell table:style-name="ce1" office:value-type="string" calcext:value-type="string">
            <text:p>6/07/21</text:p>
          </table:table-cell>
          <table:table-cell table:style-name="ce1" office:value-type="string" calcext:value-type="string">
            <text:p>7/07/21</text:p>
          </table:table-cell>
          <table:table-cell table:style-name="ce1" office:value-type="string" calcext:value-type="string">
            <text:p>9/07/21</text:p>
          </table:table-cell>
          <table:table-cell table:style-name="ce1" office:value-type="string" calcext:value-type="string">
            <text:p>10/07/21</text:p>
          </table:table-cell>
          <table:table-cell/>
          <table:table-cell office:value-type="string" calcext:value-type="string">
            <text:p>Varian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ountdown Airpor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VAR([.B2:.O2];[.Q2:.U2])" office:value-type="float" office:value="4.73099415204679" calcext:value-type="float">
            <text:p>4.73099415204679</text:p>
          </table:table-cell>
          <table:table-cell table:formula="of:=COUNTIF([.B2:.U2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Auckland Cit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VAR([.B3:.O3];[.Q3:.U3])" office:value-type="float" office:value="4.71929824561403" calcext:value-type="float">
            <text:p>4.71929824561403</text:p>
          </table:table-cell>
          <table:table-cell table:formula="of:=COUNTIF([.B3:.U3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Aviemore Driv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4:.O4];[.Q4:.U4])" office:value-type="float" office:value="7.80116959064328" calcext:value-type="float">
            <text:p>7.80116959064328</text:p>
          </table:table-cell>
          <table:table-cell table:formula="of:=COUNTIF([.B4:.U4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Birkenhea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5:.O5];[.Q5:.U5])" office:value-type="float" office:value="6.94152046783626" calcext:value-type="float">
            <text:p>6.94152046783626</text:p>
          </table:table-cell>
          <table:table-cell table:formula="of:=COUNTIF([.B5:.U5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Blockhouse Ba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6:.O6];[.Q6:.U6])" office:value-type="float" office:value="5.06432748538012" calcext:value-type="float">
            <text:p>5.06432748538012</text:p>
          </table:table-cell>
          <table:table-cell table:formula="of:=COUNTIF([.B6:.U6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Botany Down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VAR([.B7:.O7];[.Q7:.U7])" office:value-type="float" office:value="3.65497076023392" calcext:value-type="float">
            <text:p>3.65497076023392</text:p>
          </table:table-cell>
          <table:table-cell table:formula="of:=COUNTIF([.B7:.U7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Browns Bay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VAR([.B8:.O8];[.Q8:.U8])" office:value-type="float" office:value="9.25146198830409" calcext:value-type="float">
            <text:p>9.25146198830409</text:p>
          </table:table-cell>
          <table:table-cell table:formula="of:=COUNTIF([.B8:.U8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Glenfiel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VAR([.B9:.O9];[.Q9:.U9])" office:value-type="float" office:value="5.71929824561403" calcext:value-type="float">
            <text:p>5.71929824561403</text:p>
          </table:table-cell>
          <table:table-cell table:formula="of:=COUNTIF([.B9:.U9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Greenla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10:.O10];[.Q10:.U10])" office:value-type="float" office:value="7.2280701754386" calcext:value-type="float">
            <text:p>7.2280701754386</text:p>
          </table:table-cell>
          <table:table-cell table:formula="of:=COUNTIF([.B10:.U10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Grey Lyn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VAR([.B11:.O11];[.Q11:.U11])" office:value-type="float" office:value="6.87134502923977" calcext:value-type="float">
            <text:p>6.87134502923977</text:p>
          </table:table-cell>
          <table:table-cell table:formula="of:=COUNTIF([.B11:.U11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Grey Lynn Centra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12:.O12];[.Q12:.U12])" office:value-type="float" office:value="8.80701754385965" calcext:value-type="float">
            <text:p>8.80701754385965</text:p>
          </table:table-cell>
          <table:table-cell table:formula="of:=COUNTIF([.B12:.U12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Hauraki Corn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13:.O13];[.Q13:.U13])" office:value-type="float" office:value="5.65497076023392" calcext:value-type="float">
            <text:p>5.65497076023392</text:p>
          </table:table-cell>
          <table:table-cell table:formula="of:=COUNTIF([.B13:.U13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Henderso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VAR([.B14:.O14];[.Q14:.U14])" office:value-type="float" office:value="6.70760233918128" calcext:value-type="float">
            <text:p>6.70760233918128</text:p>
          </table:table-cell>
          <table:table-cell table:formula="of:=COUNTIF([.B14:.U14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Highland Park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15:.O15];[.Q15:.U15])" office:value-type="float" office:value="8.46783625730994" calcext:value-type="float">
            <text:p>8.46783625730994</text:p>
          </table:table-cell>
          <table:table-cell table:formula="of:=COUNTIF([.B15:.U15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Hobsonvil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16:.O16];[.Q16:.U16])" office:value-type="float" office:value="4.36842105263158" calcext:value-type="float">
            <text:p>4.36842105263158</text:p>
          </table:table-cell>
          <table:table-cell table:formula="of:=COUNTIF([.B16:.U16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Howick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17:.O17];[.Q17:.U17])" office:value-type="float" office:value="7.56140350877193" calcext:value-type="float">
            <text:p>7.56140350877193</text:p>
          </table:table-cell>
          <table:table-cell table:formula="of:=COUNTIF([.B17:.U17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Kelst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18:.O18];[.Q18:.U18])" office:value-type="float" office:value="7.5906432748538" calcext:value-type="float">
            <text:p>7.5906432748538</text:p>
          </table:table-cell>
          <table:table-cell table:formula="of:=COUNTIF([.B18:.U18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Lincoln Roa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19:.O19];[.Q19:.U19])" office:value-type="float" office:value="6.21052631578947" calcext:value-type="float">
            <text:p>6.21052631578947</text:p>
          </table:table-cell>
          <table:table-cell table:formula="of:=COUNTIF([.B19:.U19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Lynfiel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20:.O20];[.Q20:.U20])" office:value-type="float" office:value="7.02923976608187" calcext:value-type="float">
            <text:p>7.02923976608187</text:p>
          </table:table-cell>
          <table:table-cell table:formula="of:=COUNTIF([.B20:.U20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Lynmall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21:.O21];[.Q21:.U21])" office:value-type="float" office:value="3.56140350877193" calcext:value-type="float">
            <text:p>3.56140350877193</text:p>
          </table:table-cell>
          <table:table-cell table:formula="of:=COUNTIF([.B21:.U21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airangi Ba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VAR([.B22:.O22];[.Q22:.U22])" office:value-type="float" office:value="6.57894736842105" calcext:value-type="float">
            <text:p>6.57894736842105</text:p>
          </table:table-cell>
          <table:table-cell table:formula="of:=COUNTIF([.B22:.U22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angere Eas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VAR([.B23:.O23];[.Q23:.U23])" office:value-type="float" office:value="4.26315789473684" calcext:value-type="float">
            <text:p>4.26315789473684</text:p>
          </table:table-cell>
          <table:table-cell table:formula="of:=COUNTIF([.B23:.U23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angere Ma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VAR([.B24:.O24];[.Q24:.U24])" office:value-type="float" office:value="6.32163742690059" calcext:value-type="float">
            <text:p>6.32163742690059</text:p>
          </table:table-cell>
          <table:table-cell table:formula="of:=COUNTIF([.B24:.U24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anukau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25:.O25];[.Q25:.U25])" office:value-type="float" office:value="4.81286549707602" calcext:value-type="float">
            <text:p>4.81286549707602</text:p>
          </table:table-cell>
          <table:table-cell table:formula="of:=COUNTIF([.B25:.U25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anukau Ma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VAR([.B26:.O26];[.Q26:.U26])" office:value-type="float" office:value="5.76023391812865" calcext:value-type="float">
            <text:p>5.76023391812865</text:p>
          </table:table-cell>
          <table:table-cell table:formula="of:=COUNTIF([.B26:.U26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anurew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27:.O27];[.Q27:.U27])" office:value-type="float" office:value="5.73099415204678" calcext:value-type="float">
            <text:p>5.73099415204678</text:p>
          </table:table-cell>
          <table:table-cell table:formula="of:=COUNTIF([.B27:.U27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eadowbank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VAR([.B28:.O28];[.Q28:.U28])" office:value-type="float" office:value="5.27485380116959" calcext:value-type="float">
            <text:p>5.27485380116959</text:p>
          </table:table-cell>
          <table:table-cell table:formula="of:=COUNTIF([.B28:.U28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eadowland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29:.O29];[.Q29:.U29])" office:value-type="float" office:value="5.25146198830409" calcext:value-type="float">
            <text:p>5.25146198830409</text:p>
          </table:table-cell>
          <table:table-cell table:formula="of:=COUNTIF([.B29:.U29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etro Albert Stre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0:.O30];[.Q30:.T30])" office:value-type="float" office:value="2.21241830065359" calcext:value-type="float">
            <text:p>2.21241830065359</text:p>
          </table:table-cell>
          <table:table-cell table:formula="of:=COUNTIF([.B30:.U30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untdown Metro Halsey Stree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1:.O31];[.Q31:.T31])" office:value-type="float" office:value="3.16339869281046" calcext:value-type="float">
            <text:p>3.16339869281046</text:p>
          </table:table-cell>
          <table:table-cell table:formula="of:=COUNTIF([.B31:.U31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untdown Milfo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32:.O32];[.Q32:.U32])" office:value-type="float" office:value="6.76608187134503" calcext:value-type="float">
            <text:p>6.76608187134503</text:p>
          </table:table-cell>
          <table:table-cell table:formula="of:=COUNTIF([.B32:.U32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t Ede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VAR([.B33:.O33];[.Q33:.U33])" office:value-type="float" office:value="6.73099415204678" calcext:value-type="float">
            <text:p>6.73099415204678</text:p>
          </table:table-cell>
          <table:table-cell table:formula="of:=COUNTIF([.B33:.U33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t Roski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34:.O34];[.Q34:.U34])" office:value-type="float" office:value="3.80701754385965" calcext:value-type="float">
            <text:p>3.80701754385965</text:p>
          </table:table-cell>
          <table:table-cell table:formula="of:=COUNTIF([.B34:.U34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Mt Wellingto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35:.O35];[.Q35:.U35])" office:value-type="float" office:value="9.00584795321637" calcext:value-type="float">
            <text:p>9.00584795321637</text:p>
          </table:table-cell>
          <table:table-cell table:formula="of:=COUNTIF([.B35:.U35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Newmark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AR([.B36:.O36];[.Q36:.U36])" office:value-type="float" office:value="8.71929824561404" calcext:value-type="float">
            <text:p>8.71929824561404</text:p>
          </table:table-cell>
          <table:table-cell table:formula="of:=COUNTIF([.B36:.U36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Northcot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37:.O37];[.Q37:.U37])" office:value-type="float" office:value="3.2046783625731" calcext:value-type="float">
            <text:p>3.2046783625731</text:p>
          </table:table-cell>
          <table:table-cell table:formula="of:=COUNTIF([.B37:.U37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Northwest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VAR([.B38:.O38];[.Q38:.U38])" office:value-type="float" office:value="5.36842105263158" calcext:value-type="float">
            <text:p>5.36842105263158</text:p>
          </table:table-cell>
          <table:table-cell table:formula="of:=COUNTIF([.B38:.U38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Onehunga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39:.O39];[.Q39:.U39])" office:value-type="float" office:value="4.76023391812865" calcext:value-type="float">
            <text:p>4.76023391812865</text:p>
          </table:table-cell>
          <table:table-cell table:formula="of:=COUNTIF([.B39:.U39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Pakurang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40:.O40];[.Q40:.U40])" office:value-type="float" office:value="3.76023391812865" calcext:value-type="float">
            <text:p>3.76023391812865</text:p>
          </table:table-cell>
          <table:table-cell table:formula="of:=COUNTIF([.B40:.U40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Papakur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41:.O41];[.Q41:.U41])" office:value-type="float" office:value="5.33333333333333" calcext:value-type="float">
            <text:p>5.33333333333333</text:p>
          </table:table-cell>
          <table:table-cell table:formula="of:=COUNTIF([.B41:.U41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Papatoeto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42:.O42];[.Q42:.U42])" office:value-type="float" office:value="6.67251461988304" calcext:value-type="float">
            <text:p>6.67251461988304</text:p>
          </table:table-cell>
          <table:table-cell table:formula="of:=COUNTIF([.B42:.U42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Ponsonby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43:.O43];[.Q43:.U43])" office:value-type="float" office:value="9.91228070175439" calcext:value-type="float">
            <text:p>9.91228070175439</text:p>
          </table:table-cell>
          <table:table-cell table:formula="of:=COUNTIF([.B43:.U43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Pt Chevali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VAR([.B44:.O44];[.Q44:.U44])" office:value-type="float" office:value="5.58479532163743" calcext:value-type="float">
            <text:p>5.58479532163743</text:p>
          </table:table-cell>
          <table:table-cell table:formula="of:=COUNTIF([.B44:.U44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Roseland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VAR([.B45:.O45];[.Q45:.U45])" office:value-type="float" office:value="5.37426900584796" calcext:value-type="float">
            <text:p>5.37426900584796</text:p>
          </table:table-cell>
          <table:table-cell table:formula="of:=COUNTIF([.B45:.U45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St John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VAR([.B46:.O46];[.Q46:.U46])" office:value-type="float" office:value="4.02923976608187" calcext:value-type="float">
            <text:p>4.02923976608187</text:p>
          </table:table-cell>
          <table:table-cell table:formula="of:=COUNTIF([.B46:.U46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St Luk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47:.O47];[.Q47:.U47])" office:value-type="float" office:value="6.80701754385965" calcext:value-type="float">
            <text:p>6.80701754385965</text:p>
          </table:table-cell>
          <table:table-cell table:formula="of:=COUNTIF([.B47:.U47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Sunnynoo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48:.O48];[.Q48:.U48])" office:value-type="float" office:value="4.33918128654971" calcext:value-type="float">
            <text:p>4.33918128654971</text:p>
          </table:table-cell>
          <table:table-cell table:formula="of:=COUNTIF([.B48:.U48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Sylvia Park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VAR([.B49:.O49];[.Q49:.U49])" office:value-type="float" office:value="8.88888888888889" calcext:value-type="float">
            <text:p>8.88888888888889</text:p>
          </table:table-cell>
          <table:table-cell table:formula="of:=COUNTIF([.B49:.U49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Takanin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VAR([.B50:.O50];[.Q50:.U50])" office:value-type="float" office:value="8.4795321637427" calcext:value-type="float">
            <text:p>8.4795321637427</text:p>
          </table:table-cell>
          <table:table-cell table:formula="of:=COUNTIF([.B50:.U50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Takapu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VAR([.B51:.O51];[.Q51:.U51])" office:value-type="float" office:value="6.98245614035088" calcext:value-type="float">
            <text:p>6.98245614035088</text:p>
          </table:table-cell>
          <table:table-cell table:formula="of:=COUNTIF([.B51:.U51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Te Atatu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52:.O52];[.Q52:.U52])" office:value-type="float" office:value="6.15204678362573" calcext:value-type="float">
            <text:p>6.15204678362573</text:p>
          </table:table-cell>
          <table:table-cell table:formula="of:=COUNTIF([.B52:.U52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Te Atatu South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VAR([.B53:.O53];[.Q53:.U53])" office:value-type="float" office:value="5.02923976608187" calcext:value-type="float">
            <text:p>5.02923976608187</text:p>
          </table:table-cell>
          <table:table-cell table:formula="of:=COUNTIF([.B53:.U53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Three King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54:.O54];[.Q54:.U54])" office:value-type="float" office:value="6.21052631578947" calcext:value-type="float">
            <text:p>6.21052631578947</text:p>
          </table:table-cell>
          <table:table-cell table:formula="of:=COUNTIF([.B54:.U54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Victoria Street West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VAR([.B55:.O55];[.Q55:.U55])" office:value-type="float" office:value="8.91812865497076" calcext:value-type="float">
            <text:p>8.91812865497076</text:p>
          </table:table-cell>
          <table:table-cell table:formula="of:=COUNTIF([.B55:.U55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down Westg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AR([.B56:.O56];[.Q56:.U56])" office:value-type="float" office:value="5.94152046783626" calcext:value-type="float">
            <text:p>5.94152046783626</text:p>
          </table:table-cell>
          <table:table-cell table:formula="of:=COUNTIF([.B56:.U56];0)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reshChoice Glen Ede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7:.O57];[.Q57:.T57])" office:value-type="float" office:value="2.29084967320261" calcext:value-type="float">
            <text:p>2.29084967320261</text:p>
          </table:table-cell>
          <table:table-cell table:formula="of:=COUNTIF([.B57:.U57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reshChoice Half Moon Ba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8:.O58];[.Q58:.T58])" office:value-type="float" office:value="2.13398692810457" calcext:value-type="float">
            <text:p>2.13398692810457</text:p>
          </table:table-cell>
          <table:table-cell table:formula="of:=COUNTIF([.B58:.U58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reshChoice Mangere Bridg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9:.O59];[.Q59:.T59])" office:value-type="float" office:value="3.17647058823529" calcext:value-type="float">
            <text:p>3.17647058823529</text:p>
          </table:table-cell>
          <table:table-cell table:formula="of:=COUNTIF([.B59:.U59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reshChoice Otahuhu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60:.O60];[.Q60:.T60])" office:value-type="float" office:value="1.31045751633987" calcext:value-type="float">
            <text:p>1.31045751633987</text:p>
          </table:table-cell>
          <table:table-cell table:formula="of:=COUNTIF([.B60:.U60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reshChoice Ranu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61:.O61];[.Q61:.T61])" office:value-type="float" office:value="1.50653594771242" calcext:value-type="float">
            <text:p>1.50653594771242</text:p>
          </table:table-cell>
          <table:table-cell table:formula="of:=COUNTIF([.B61:.U61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erValue Avonda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62:.O62];[.Q62:.T62])" office:value-type="float" office:value="2.36928104575163" calcext:value-type="float">
            <text:p>2.36928104575163</text:p>
          </table:table-cell>
          <table:table-cell table:formula="of:=COUNTIF([.B62:.U62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erValue Flatbus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63:.O63];[.Q63:.T63])" office:value-type="float" office:value="1.94771241830065" calcext:value-type="float">
            <text:p>1.94771241830065</text:p>
          </table:table-cell>
          <table:table-cell table:formula="of:=COUNTIF([.B63:.U63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erValue Palomi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64:.O64];[.Q64:.T64])" office:value-type="float" office:value="2.33006535947712" calcext:value-type="float">
            <text:p>2.33006535947712</text:p>
          </table:table-cell>
          <table:table-cell table:formula="of:=COUNTIF([.B64:.U64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erValue Papaku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65:.O65];[.Q65:.T65])" office:value-type="float" office:value="2.06535947712418" calcext:value-type="float">
            <text:p>2.06535947712418</text:p>
          </table:table-cell>
          <table:table-cell table:formula="of:=COUNTIF([.B65:.U65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erValue Titirang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66:.O66];[.Q66:.T66])" office:value-type="float" office:value="2.56535947712418" calcext:value-type="float">
            <text:p>2.56535947712418</text:p>
          </table:table-cell>
          <table:table-cell table:formula="of:=COUNTIF([.B66:.U66];0)=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table:number-columns-repeated="20" office:value-type="string" calcext:value-type="string">
            <text:p>Weekday_variance</text:p>
          </table:table-cell>
          <table:table-cell table:number-columns-repeated="2"/>
          <table:table-cell table:style-name="Default"/>
        </table:table-row>
      </table:table>
      <table:table table:name="Sheet4" table:style-name="ta1">
        <table:table-column table:style-name="co26" table:default-cell-style-name="Default"/>
        <table:table-column table:style-name="co43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19/06/21</text:p>
          </table:table-cell>
          <table:table-cell table:style-name="ce1" office:value-type="string" calcext:value-type="string">
            <text:p>20/06/21</text:p>
          </table:table-cell>
          <table:table-cell table:style-name="ce1" office:value-type="string" calcext:value-type="string">
            <text:p>26/06/21</text:p>
          </table:table-cell>
          <table:table-cell table:style-name="ce1" office:value-type="string" calcext:value-type="string">
            <text:p>27/06/21</text:p>
          </table:table-cell>
          <table:table-cell table:style-name="ce1" office:value-type="string" calcext:value-type="string">
            <text:p>2/07/21</text:p>
          </table:table-cell>
          <table:table-cell table:style-name="ce1" office:value-type="string" calcext:value-type="string">
            <text:p>3/07/21</text:p>
          </table:table-cell>
          <table:table-cell table:style-name="ce1" office:value-type="string" calcext:value-type="string">
            <text:p>8/07/21</text:p>
          </table:table-cell>
          <table:table-cell table:style-name="ce1" office:value-type="string" calcext:value-type="string">
            <text:p>11/07/21</text:p>
          </table:table-cell>
          <table:table-cell/>
          <table:table-cell office:value-type="string" calcext:value-type="string">
            <text:p>Weekend_variance</text:p>
          </table:table-cell>
        </table:table-row>
        <table:table-row table:style-name="ro1">
          <table:table-cell office:value-type="string" calcext:value-type="string">
            <text:p>Countdown Airpor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];[.D2];[.F2];[.G2];[.H2])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Countdown Auckland C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];[.D3];[.F3];[.G3];[.H3])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Countdown Aviemore Dr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];[.D4];[.F4];[.G4];[.H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ntdown Birkenhe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];[.D5];[.F5];[.G5];[.H5])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Countdown Blockhouse B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6];[.D6];[.F6];[.G6];[.H6])"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Countdown Botany Dow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7];[.D7];[.F7];[.G7];[.H7])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Countdown Browns B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8];[.D8];[.F8];[.G8];[.H8])"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Countdown Glenfiel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9];[.D9];[.F9];[.G9];[.H9])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Countdown Greenla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0];[.D10];[.F10];[.G10];[.H10])"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Countdown Grey Lyn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1];[.D11];[.F11];[.G11];[.H11])"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Countdown Grey Lynn Centr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2];[.D12];[.F12];[.G12];[.H12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Countdown Hauraki Cor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3];[.D13];[.F13];[.G13];[.H13])"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Countdown Henders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4];[.D14];[.F14];[.G14];[.H14])"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Countdown Highland Par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5];[.D15];[.F15];[.G15];[.H15])"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Countdown Hobsonvil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6];[.D16];[.F16];[.G16];[.H16])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Countdown Howi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7];[.D17];[.F17];[.G17];[.H17])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Countdown Kelst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8];[.D18];[.F18];[.G18];[.H18]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Countdown Lincoln Ro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19];[.D19];[.F19];[.G19];[.H19])"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Countdown Lynfiel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0];[.D20];[.F20];[.G20];[.H20])"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Countdown Lynma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1];[.D21];[.F21];[.G21];[.H21])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Countdown Mairangi B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2];[.D22];[.F22];[.G22];[.H22])"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Countdown Mangere Eas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3];[.D23];[.F23];[.G23];[.H23])"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Countdown Mangere M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4];[.D24];[.F24];[.G24];[.H24])"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Countdown Manukau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5];[.D25];[.F25];[.G25];[.H25]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Countdown Manukau Mal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6];[.D26];[.F26];[.G26];[.H26]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Countdown Manurew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7];[.D27];[.F27];[.G27];[.H27])"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Countdown Meadowban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8];[.D28];[.F28];[.G28];[.H28])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Countdown Meadowl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29];[.D29];[.F29];[.G29];[.H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down Metro Albert Stre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30];[.H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ntdown Metro Halsey Stre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31];[.H31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untdown Mil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2];[.D32];[.F32];[.G32];[.H32])"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Countdown Mt Ed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3];[.D33];[.F33];[.G33];[.H33])"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Countdown Mt Roski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4];[.D34];[.F34];[.G34];[.H34])"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Countdown Mt Wellingto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5];[.D35];[.F35];[.G35];[.H35])"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Countdown Newmarke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6];[.D36];[.F36];[.G36];[.H36])"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Countdown Northc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7];[.D37];[.F37];[.G37];[.H37])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Countdown Northwe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8];[.D38];[.F38];[.G38];[.H38])"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Countdown Onehung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39];[.D39];[.F39];[.G39];[.H39])"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Countdown Pakurang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0];[.D40];[.F40];[.G40];[.H40]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ountdown Papaku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1];[.D41];[.F41];[.G41];[.H41])"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Countdown Papatoeto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2];[.D42];[.F42];[.G42];[.H42])"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Countdown Ponsonb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3];[.D43];[.F43];[.G43];[.H43])"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Countdown Pt Chevali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4];[.D44];[.F44];[.G44];[.H44])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Countdown Roseland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5];[.D45];[.F45];[.G45];[.H45])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Countdown St John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6];[.D46];[.F46];[.G46];[.H46])"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Countdown St Luk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7];[.D47];[.F47];[.G47];[.H47])"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Countdown Sunnynoo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8];[.D48];[.F48];[.G48];[.H4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untdown Sylvia Par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49];[.D49];[.F49];[.G49];[.H49])"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Countdown Takanin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0];[.D50];[.F50];[.G50];[.H50])"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Countdown Takapu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1];[.D51];[.F51];[.G51];[.H51])"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Countdown Te Atat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2];[.D52];[.F52];[.G52];[.H5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untdown Te Atatu Sou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3];[.D53];[.F53];[.G53];[.H53])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Countdown Three King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4];[.D54];[.F54];[.G54];[.H54])"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Countdown Victoria Street We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5];[.D55];[.F55];[.G55];[.H55])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Countdown Westga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B56];[.D56];[.F56];[.G56];[.H56])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FreshChoice Glen Ed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57];[.H57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reshChoice Half Moon B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58];[.H58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reshChoice Mangere Brid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59];[.H5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eshChoice Otahuh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60];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Choice Ranu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61];[.H6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Value Avonda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62];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alue Flatbus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63];[.H63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uperValue Palomi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64];[.H6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alue Papaku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65];[.H65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uperValue Titirang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VAR([.F66];[.H6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table:number-columns-repeated="8" office:value-type="string" calcext:value-type="string">
            <text:p>Weekend_varianc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variance_demand_weekday.A1:variance_demand_weekday.BO29" table:contains-header="false">
          <table:sort>
            <table:sort-by table:field-number="6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3:31:56.351312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1T14:47:12.830676063</dc:date>
    <meta:editing-duration>PT1H17M49S</meta:editing-duration>
    <meta:editing-cycles>5</meta:editing-cycles>
    <meta:generator>LibreOffice/6.0.7.3$Linux_X86_64 LibreOffice_project/00m0$Build-3</meta:generator>
    <meta:document-statistic meta:table-count="4" meta:cell-count="4213" meta:object-count="0"/>
  </office:meta>
</office:document-meta>
</file>